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9eb7" officeooo:paragraph-rsid="00199eb7"/>
    </style:style>
    <style:style style:name="P2" style:family="paragraph" style:parent-style-name="Text_20_body">
      <style:text-properties officeooo:paragraph-rsid="001a29c6"/>
    </style:style>
    <style:style style:name="P3" style:family="paragraph" style:parent-style-name="Text_20_body">
      <style:text-properties officeooo:rsid="001b77d7" officeooo:paragraph-rsid="001b77d7"/>
    </style:style>
    <style:style style:name="P4" style:family="paragraph" style:parent-style-name="Heading_20_2">
      <style:text-properties officeooo:rsid="001a29c6" officeooo:paragraph-rsid="001a29c6"/>
    </style:style>
    <style:style style:name="P5" style:family="paragraph" style:parent-style-name="Heading_20_1">
      <style:text-properties officeooo:rsid="0017f451" officeooo:paragraph-rsid="0017f451"/>
    </style:style>
    <style:style style:name="T1" style:family="text">
      <style:text-properties officeooo:rsid="001e2d0f"/>
    </style:style>
    <style:style style:name="T2" style:family="text">
      <style:text-properties officeooo:rsid="001e72b7"/>
    </style:style>
    <style:style style:name="T3" style:family="text">
      <style:text-properties officeooo:rsid="001f2e34"/>
    </style:style>
    <style:style style:name="T4" style:family="text">
      <style:text-properties officeooo:rsid="002061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eature Demonstrations</text:h>
      <text:p text:style-name="P1">Below is a breakdown of all functionality implemented in the network-emulator project.</text:p>
      <text:p text:style-name="P1"/>
      <text:h text:style-name="P4" text:outline-level="2">Sequence &amp; <text:span text:style-name="T4">Acknowledgment</text:span> Numbers</text:h>
      <text:p text:style-name="P3">Sequence numbers are implemented with <text:span text:style-name="T1">hard-coded</text:span> values starting at 500 on the server side, and 0 on the client side. <text:span text:style-name="T3">Sequence numbers are incremented based on the size of the data it is carrying which is counted by number of characters. The emulator uses single repeat style of acknowledgments where every packet is acknowledged, and every packet in the window has a timer.</text:span></text:p>
      <text:p text:style-name="P3"/>
      <text:p text:style-name="P2"/>
      <text:h text:style-name="P4" text:outline-level="2">Timers &amp; Timeouts</text:h>
      <text:p text:style-name="P2"/>
      <text:h text:style-name="P4" text:outline-level="2">Window Size</text:h>
      <text:p text:style-name="P2"/>
      <text:h text:style-name="P4" text:outline-level="2">Packet Drop &amp; Packet Dela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5-11-17T17:44:00.381827067</meta:creation-date>
    <meta:generator>LibreOffice/4.4.5.2$Linux_X86_64 LibreOffice_project/40$Build-2</meta:generator>
    <dc:date>2015-11-17T17:49:25.172216626</dc:date>
    <dc:creator>Ben Soer</dc:creator>
    <meta:editing-duration>PT5M20S</meta:editing-duration>
    <meta:editing-cycles>11</meta:editing-cycles>
    <meta:document-statistic meta:table-count="0" meta:image-count="0" meta:object-count="0" meta:page-count="1" meta:paragraph-count="7" meta:word-count="91" meta:character-count="569" meta:non-whitespace-character-count="485"/>
  </office:meta>
</office:document-meta>
</file>